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nsolas" fo:font-size="12pt" fo:font-style="italic" style:font-name-asian="Consolas1" style:font-size-asian="12pt" style:font-style-asian="italic" style:font-name-complex="Consolas1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5" style:family="paragraph" style:parent-style-name="Standard" style:master-page-name="Standard">
      <style:paragraph-properties fo:margin-top="0cm" fo:margin-bottom="0cm" loext:contextual-spacing="false" style:page-number="1"/>
      <style:text-properties style:font-name="Consolas" style:font-name-asian="Consolas1" style:font-name-complex="Consolas1"/>
    </style:style>
    <style:style style:name="P6" style:family="paragraph" style:parent-style-name="Standard">
      <style:paragraph-properties fo:margin-top="0cm" fo:margin-bottom="0cm" loext:contextual-spacing="false"/>
      <style:text-properties style:font-name="Consolas" fo:font-size="18pt" style:font-name-asian="Consolas1" style:font-size-asian="18pt" style:font-name-complex="Consolas1" style:font-size-complex="18pt"/>
    </style:style>
    <style:style style:name="P7" style:family="paragraph" style:parent-style-name="Standard">
      <style:paragraph-properties fo:margin-top="0cm" fo:margin-bottom="0cm" loext:contextual-spacing="false"/>
      <style:text-properties style:font-name="Consolas" style:font-name-asian="Consolas1" style:font-name-complex="Consolas1"/>
    </style:style>
    <style:style style:name="P8" style:family="paragraph" style:parent-style-name="Standard">
      <style:paragraph-properties fo:margin-top="0cm" fo:margin-bottom="0cm" loext:contextual-spacing="false"/>
      <style:text-properties style:font-name="Consolas" fo:font-size="12pt" style:font-name-asian="Consolas1" style:font-size-asian="12pt" style:font-name-complex="Consolas1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style:font-name="Consolas" fo:font-size="12pt" fo:font-style="italic" fo:font-weight="bold" style:font-name-asian="Consolas1" style:font-size-asian="12pt" style:font-style-asian="italic" style:font-weight-asian="bold" style:font-name-complex="Consolas1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P11" style:family="paragraph" style:parent-style-name="Standard">
      <style:paragraph-properties fo:margin-top="0cm" fo:margin-bottom="0cm" loext:contextual-spacing="false" fo:break-before="page"/>
      <style:text-properties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P12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13" style:family="paragraph" style:parent-style-name="Standard" style:list-style-name="WWNum1">
      <style:paragraph-properties fo:margin-left="3.81cm" fo:margin-right="0cm" fo:margin-top="0cm" fo:margin-bottom="0cm" loext:contextual-spacing="true" fo:text-indent="-0.635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nsolas" fo:font-size="12pt" fo:font-style="italic" fo:font-weight="bold" style:font-name-asian="Consolas1" style:font-size-asian="12pt" style:font-style-asian="italic" style:font-weight-asian="bold" style:font-name-complex="Consolas1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T1" style:family="text">
      <style:text-properties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" style:family="text">
      <style:text-properties style:font-name="Consolas" fo:font-size="14pt" style:font-name-asian="Consolas1" style:font-size-asian="14pt" style:font-name-complex="Consolas1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==================================================</text:p>
      <text:p text:style-name="P6">Real Time Rendering - Assignment 1 Report</text:p>
      <text:p text:style-name="P7">==================================================</text:p>
      <text:p text:style-name="P1"><text:span text:style-name="T1">Students</text:span><text:span text:style-name="T2">:</text:span></text:p>
      <text:p text:style-name="P8"><text:s text:c="4"/>- Rei Ito<text:tab/> <text:s text:c="5"/>(s3607050)</text:p>
      <text:p text:style-name="P8"><text:s text:c="4"/>- Pacific Thai (s3429648)</text:p>
      <text:p text:style-name="P7">==================================================</text:p>
      <text:p text:style-name="P2">Table of Contents:</text:p>
      <text:list xml:id="list3270495363897482876" text:style-name="WWNum1">
        <text:list-item>
          <text:p text:style-name="P12">Benchmarking Performance Experiments</text:p>
          <text:list>
            <text:list-item>
              <text:p text:style-name="P13">Background information</text:p>
            </text:list-item>
            <text:list-item>
              <text:p text:style-name="P13">Performing tests</text:p>
            </text:list-item>
          </text:list>
        </text:list-item>
        <text:list-item>
          <text:p text:style-name="P12">Results obtained</text:p>
        </text:list-item>
      </text:list>
      <text:p text:style-name="P2"/>
      <text:p text:style-name="P2"/>
      <text:p text:style-name="P11">1. Benchmarking Performance Experiments</text:p>
      <text:p text:style-name="P3"/>
      <text:p text:style-name="P14">a) Background information</text:p>
      <text:p text:style-name="P16">For this assignment we will be comparing and measuring the performance of the provided frogger microbenchmark base code with an extended modified version we have added to.<text:line-break/><text:line-break/>Performance benchmarks will cover changing various parameters of the program, this report details changes to:</text:p>
      <text:p text:style-name="P4"><text:s/>i) <text:s text:c="2"/>Tessellation (Using a minimum of 8x8 to a max of 1024 x 124)<text:line-break/> ii) <text:s/>Immediate Mode (Creating scene using Vertex Arrays vs VBOs)<text:line-break/> iii) Rendering Mode (Display as wireframe as opposed to filled)<text:line-break/> iv) <text:s/>Lighting State (Toggling [On/Off])</text:p>
      <text:p text:style-name="P4"><text:s/>v) <text:s text:c="2"/>Lighting Count (increasing number of lights to a max of 9)</text:p>
      <text:p text:style-name="P4"><text:s/>vi) <text:s/>Normals (displaying / hiding normals, only when Lighting is on)</text:p>
      <text:p text:style-name="P4"/>
      <text:p text:style-name="P4">These tests will be done on the Sutherland Lab machines, using a 1920x1080 resolution with the OSD turned off, data will be saved to a file.</text:p>
      <text:p text:style-name="P4"/>
      <text:p text:style-name="P9">b) Performing tests</text:p>
      <text:p text:style-name="P16">In extending the frogger microbenchmark for benchmarking, our testing will be done through using a separate script that performs preset actions, whilst using varying degrees of the performance benchmark variables. Whilst the program runs, data will be recorded and once the action set is complete a file will be generated detailing the test results.</text:p>
      <text:p text:style-name="P4"/>
      <text:p text:style-name="P4">Using all of the gathered data, the data will then be collated into a spreadsheet and modelled into corresponding graphs. Section 2) will cover and analyze these results obtained from the tes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nsolas" fo:font-family="Consolas" style:font-family-generic="roman" style:font-pitch="variable" fo:font-size="12pt" style:text-underline-style="none"/>
    </style:style>
    <style:style style:name="ListLabel_20_2" style:display-name="ListLabel 2" style:family="text">
      <style:text-properties style:font-name="Consolas" fo:font-family="Consolas" style:font-family-generic="roman" style:font-pitch="variable"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8T14:07:29.458901012</dc:date>
    <meta:editing-duration>PT2M4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261" meta:character-count="1794" meta:non-whitespace-character-count="1531"/>
  </office:meta>
</office:document-meta>
</file>